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sans-serif"/>
    <style:font-face style:name="Menlo" svg:font-family="Menlo, Monaco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fo:color="#800000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800000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333333" style:font-name="Lato" fo:font-size="12pt" fo:letter-spacing="normal" fo:font-style="normal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fo:font-variant="normal" fo:text-transform="none" fo:color="#c7254e" style:font-name="Menlo" fo:font-size="10.5pt" fo:letter-spacing="normal" fo:font-style="normal" fo:background-color="#f9f2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<text:tab/>J QUERY</text:span></text:p>
      <text:p text:style-name="P4"/>
      <text:p text:style-name="Standard"><text:span text:style-name="T1"><text:tab/></text:span><text:span text:style-name="T2">&lt;script&gt;</text:span></text:p>
      <text:p text:style-name="P1"/>
      <text:p text:style-name="P1"><text:s text:c="2"/><text:tab/><text:tab/>$(document).ready(function() { });</text:p>
      <text:p text:style-name="P1"/>
      <text:p text:style-name="P1"><text:tab/>&lt;/script&gt;</text:p>
      <text:p text:style-name="P1"/>
      <text:p text:style-name="P2"><text:span text:style-name="T3">For example, let's make all of your </text:span><text:span text:style-name="Source_20_Text"><text:span text:style-name="T5">button</text:span></text:span><text:span text:style-name="T4"> </text:span><text:span text:style-name="T3">elements bounce.</text:span> </text:p>
      <text:p text:style-name="P2"/>
      <text:p text:style-name="P3"><text:tab/>&lt;script&gt;</text:p>
      <text:p text:style-name="P3"><text:s text:c="2"/><text:tab/><text:tab/>$(document).ready(function() {</text:p>
      <text:p text:style-name="P3"><text:s text:c="3"/><text:tab/><text:tab/><text:tab/><text:tab/><text:tab/> $("button").addClass("animated bounce");</text:p>
      <text:p text:style-name="P3"><text:s/><text:tab/><text:tab/><text:tab/><text:tab/><text:tab/><text:tab/><text:tab/><text:tab/><text:tab/><text:tab/><text:tab/><text:tab/><text:tab/> });</text:p>
      <text:p text:style-name="P3"><text:tab/>&lt;/script&gt;</text:p>
      <text:p text:style-name="P3"/>
      <text:p text:style-name="P3"><text:tab/>&lt;script&gt;</text:p>
      <text:p text:style-name="P3"><text:s/><text:tab/><text:tab/> $(document).ready(function() {</text:p>
      <text:p text:style-name="P3"><text:s text:c="3"/><text:tab/><text:tab/><text:tab/> $("button").addClass("animated bounce");</text:p>
      <text:p text:style-name="P3"><text:s text:c="4"/><text:tab/><text:tab/><text:tab/>$(".well").addClass("animated shake");</text:p>
      <text:p text:style-name="P3"><text:s text:c="2"/><text:tab/><text:tab/><text:tab/> <text:s/>$("#target3").addClass("animated fadeOut");</text:p>
      <text:p text:style-name="P3"/>
      <text:p text:style-name="P3"><text:s/><text:tab/><text:tab/><text:tab/><text:tab/><text:tab/><text:tab/><text:tab/><text:tab/><text:tab/><text:tab/><text:tab/><text:tab/> });</text:p>
      <text:p text:style-name="P3"><text:tab/>&lt;/script&gt;</text:p>
      <text:p text:style-name="P3"/>
      <text:p text:style-name="P3">&lt;script&gt;</text:p>
      <text:p text:style-name="P3"><text:s text:c="2"/>$(document).ready(function() {</text:p>
      <text:p text:style-name="P3"><text:s text:c="3"/>$("#target1").css("color","red")</text:p>
      <text:p text:style-name="P3"><text:s text:c="2"/>});</text:p>
      <text:p text:style-name="P3">&lt;/script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&lt;script&gt;</text:p>
      <text:p text:style-name="P3"><text:s text:c="2"/>$(document).ready(function() {</text:p>
      <text:p text:style-name="P3"><text:s text:c="4"/>$("#target1").css("color", "red");</text:p>
      <text:p text:style-name="P3"><text:s text:c="4"/>$("#target1").prop("disabled", true);</text:p>
      <text:p text:style-name="P3"><text:s text:c="4"/>$("#target4").remove();</text:p>
      <text:p text:style-name="P3"><text:s text:c="4"/>$("#target2").appendTo("#right-well");</text:p>
      <text:p text:style-name="P3"><text:s text:c="4"/>$("#target5").clone().appendTo("#left-well");</text:p>
      <text:p text:style-name="P3"><text:s text:c="4"/>$("#target1").parent().css("background-color", "red");</text:p>
      <text:p text:style-name="P3"><text:s text:c="4"/>$("#right-well").children().css("color", "orange");</text:p>
      <text:p text:style-name="P3"><text:s text:c="4"/>$("#left-well").children().css("color", "green");</text:p>
      <text:p text:style-name="P3"><text:s text:c="4"/>$(".target:nth-child(2)").addClass("animated bounce");</text:p>
      <text:p text:style-name="P3"><text:s text:c="4"/>$(".target:even").addClass("animated shake");</text:p>
      <text:p text:style-name="P3">$("body").addClass("animated hinge");</text:p>
      <text:p text:style-name="P3"><text:s text:c="2"/>});</text:p>
      <text:p text:style-name="P3">&lt;/scrip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sans-serif"/>
    <style:font-face style:name="Menlo" svg:font-family="Menlo, Monaco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24T22:27:55.11</meta:creation-date>
    <dc:date>2018-03-28T00:58:43.64</dc:date>
    <meta:editing-duration>PT4H9M13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37" meta:word-count="65" meta:character-count="1108"/>
  </office:meta>
</office:document-meta>
</file>